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Helvetica" svg:font-family="Helvetica, Arial, Verdan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7pt" style:text-underline-style="none" fo:font-weight="bold" style:font-size-asian="17pt" style:font-weight-asian="bold" style:font-size-complex="17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7pt" style:text-underline-style="none" fo:font-weight="bold" style:font-size-asian="17pt" style:font-weight-asian="bold" style:font-size-complex="17pt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variant="normal" fo:text-transform="none" fo:color="#252c2f" style:font-name="Helvetica" fo:font-size="9.75pt" fo:letter-spacing="normal" fo:font-style="normal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Liste de features possibles: </text:p>
      <text:p text:style-name="Standard"/>
      <text:p text:style-name="Standard"/>
      <text:p text:style-name="Standard"><text:tab/><text:span text:style-name="T2">I Compétence et équipement : </text:span></text:p>
      <text:p text:style-name="Standard"/>
      <text:p text:style-name="Standard"><text:tab/><text:span text:style-name="T1">Equipement Armes :</text:span> </text:p>
      <text:p text:style-name="Standard">--&gt; Avoir différentes armes qui changent le système d'attaque : </text:p>
      <text:p text:style-name="Standard"><text:tab/>--&gt; Projectiles.</text:p>
      <text:p text:style-name="Standard"><text:tab/>--&gt; Cac</text:p>
      <text:p text:style-name="Standard"><text:tab/>--&gt; Autre.</text:p>
      <text:p text:style-name="Standard"><text:tab/></text:p>
      <text:p text:style-name="Standard"><text:tab/><text:span text:style-name="T1">Compétences :</text:span> </text:p>
      <text:p text:style-name="Standard">--&gt; Plein de magie partout. (pluie de pierre ... )</text:p>
      <text:p text:style-name="Standard">--&gt; Telekinésie stylée. </text:p>
      <text:p text:style-name="Standard"/>
      <text:p text:style-name="Standard"/>
      <text:p text:style-name="Standard"><text:tab/><text:span text:style-name="T2">II Ennemis qui attaquent le joueur. </text:span></text:p>
      <text:p text:style-name="Standard"/>
      <text:p text:style-name="Standard">--&gt; chair à canon. </text:p>
      <text:p text:style-name="Standard"/>
      <text:p text:style-name="Standard"><text:tab/><text:span text:style-name="T2">III Génération procédurale. </text:span></text:p>
      <text:p text:style-name="Standard"/>
      <text:p text:style-name="Standard">--&gt; si des resouces ont l'air stylé. A voir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span text:style-name="T3">Système inventaire :</text:span> </text:p>
      <text:p text:style-name="Standard"/>
      <text:p text:style-name="Standard"><text:span text:style-name="T1">Qu'est qu'un item peut faire ?</text:span> </text:p>
      <text:p text:style-name="Standard">--&gt; Arme : Déterminer l'attaque principale. </text:p>
      <text:p text:style-name="Standard">--&gt; Artefact : modifier l'attaque principale. </text:p>
      <text:p text:style-name="Standard">--&gt; Etre activé ( potion / parchemin).</text:p>
      <text:p text:style-name="Standard">--&gt; Donner une compétence. </text:p>
      <text:p text:style-name="Standard"/>
      <text:p text:style-name="Standard"><text:span text:style-name="T1">Comment est gér</text:span><text:span text:style-name="T1">é</text:span><text:span text:style-name="T1"> l'inventaire :</text:span> </text:p>
      <text:p text:style-name="Standard">--&gt; des slots d'activables.</text:p>
      <text:p text:style-name="Standard">--&gt; des slot d'arme.</text:p>
      <text:p text:style-name="Standard">--&gt; des slots d'armure. </text:p>
      <text:p text:style-name="Standard">Donc : </text:p>
      <text:p text:style-name="Standard">--&gt; Les slots ont des prérequis </text:p>
      <text:p text:style-name="Standard"><text:tab/>--&gt; (masque binaire : ) : / activables/ Weapon / d'armure). </text:p>
      <text:p text:style-name="Standard">--&gt; Les objets ont des catégories.</text:p>
      <text:p text:style-name="Standard"><text:tab/>--&gt; (enum : ) : / activables/ Weapon / Other). </text:p>
      <text:p text:style-name="Standard"/>
      <text:p text:style-name="Standard"/>
      <text:p text:style-name="Standard"><text:soft-page-break/>Les Objets doivent contenir des informations / fonctions. selon leur type/classe</text:p>
      <text:p text:style-name="Standard">--&gt; Quel effet d'activable j'ai ? </text:p>
      <text:p text:style-name="Standard">--&gt; Quel modé pour l'arme ? / dégats / portée d'attaque ... </text:p>
      <text:p text:style-name="Standard">--&gt; Quelle Compétence je donne au joueur / Quelle changement de stat ? </text:p>
      <text:p text:style-name="Standard"/>
      <text:p text:style-name="Standard"/>
      <text:p text:style-name="Standard"/>
      <text:p text:style-name="Standard"/>
      <text:p text:style-name="P1"><text:tab/><text:span text:style-name="T3">Système </text:span><text:span text:style-name="T3">Attaque / Interaction</text:span><text:span text:style-name="T3"> :</text:span> </text:p>
      <text:p text:style-name="Standard"/>
      <text:p text:style-name="Standard"><text:tab/>L'attaque du joueur dépend de l'arme qu'il possède. </text:p>
      <text:p text:style-name="Standard"/>
      <text:p text:style-name="Standard">Lorsqu'on clique sur une cible il faut détecter que l'on peut l'attaquer. </text:p>
      <text:p text:style-name="Standard">--&gt; la cible pourrait être un Enemi</text:p>
      <text:p text:style-name="Standard">--&gt; une porte. <text:s/></text:p>
      <text:p text:style-name="Standard">--&gt; un levier. </text:p>
      <text:p text:style-name="Standard">--&gt; un item.</text:p>
      <text:p text:style-name="Standard">--&gt; Un endroit. </text:p>
      <text:p text:style-name="Standard">Soit lorsqu'on appuie le joueur choisie en fonction du type ( gros switch)</text:p>
      <text:p text:style-name="Standard">Soit lorsqu'on appuie on appelle la fonction I_Interactable. </text:p>
      <text:p text:style-name="Standard"><text:tab/>--&gt; Enemis : </text:p>
      <text:p text:style-name="Standard"><text:tab/><text:tab/>--&gt; Appelle la fonction attaque du joueur. </text:p>
      <text:p text:style-name="Standard"><text:tab/>--&gt; Autre : </text:p>
      <text:p text:style-name="Standard"><text:tab/><text:tab/>--&gt; Appelle la fonction GotoActivate du joueur. </text:p>
      <text:p text:style-name="Standard"/>
      <text:p text:style-name="Standard"/>
      <text:p text:style-name="Standard"><text:tab/> 1 La cible est un ennemi : <text:s/></text:p>
      <text:p text:style-name="Standard"/>
      <text:p text:style-name="Standard">--&gt; Jusqu'a ce que le joueur soit à portée il faut se déplacer. </text:p>
      <text:p text:style-name="Standard"/>
      <text:p text:style-name="Standard">--&gt; Une fois à portée d'attaque On lance l'anim d'attaque.</text:p>
      <text:p text:style-name="Standard"><text:tab/>--&gt; Si cac : Anim Cac</text:p>
      <text:p text:style-name="Standard"><text:tab/>--&gt; Si distance : Anim throw</text:p>
      <text:p text:style-name="Standard"/>
      <text:p text:style-name="Standard">--&gt; Un des évennents de l'anime d'attaque déclenche un evennement propre à l'arme. </text:p>
      <text:p text:style-name="Standard"><text:tab/>--&gt; Si Cac : Déclenche collision + object.OnTakeDamage.</text:p>
      <text:p text:style-name="Standard"><text:tab/>--&gt; Si Distance : invoque projectile / raycast.</text:p>
      <text:p text:style-name="Standard"/>
      <text:p text:style-name="Standard"><text:tab/>2 Le reste : </text:p>
      <text:p text:style-name="Standard">Le joueur va essayer d'activer l'objet. </text:p>
      <text:p text:style-name="Standard">--&gt; jusqu'a ce que le joueur est à portée on avance. </text:p>
      <text:p text:style-name="Standard">--&gt; Une fois proche : </text:p>
      <text:p text:style-name="Standard"><text:tab/>--&gt; le joueur <text:s/>demande à l'objet de s'activer. </text:p>
      <text:p text:style-name="Standard"><text:tab/><text:tab/>--&gt; Inventaire : Ramasser<text:line-break/><text:tab/><text:tab/>--&gt; Porte/levier. S'active. </text:p>
      <text:p text:style-name="Standard"><text:tab/><text:tab/></text:p>
      <text:p text:style-name="Standard"><text:tab/></text:p>
      <text:p text:style-name="Standard"><text:tab/>3 Problèmes : </text:p>
      <text:p text:style-name="Standard">--&gt; Le cancel : Toute action cancel l'action précédente (easy)</text:p>
      <text:p text:style-name="Standard"><text:tab/>--&gt; Empêcher. On ne traite pas les input lorsqu'on est en train de faire faire une action. </text:p>
      <text:p text:style-name="Standard">--&gt; Les actions spéciales : </text:p>
      <text:p text:style-name="Standard"><text:tab/>--&gt; Lorsqu'on a sélectionné une capacité : </text:p>
      <text:p text:style-name="Standard"><text:soft-page-break/><text:tab/>--&gt; Toutes les cibles ne sont pas autorisées. </text:p>
      <text:p text:style-name="Standard"><text:tab/>--&gt; Les effets ne serait pas toujours les memes. </text:p>
      <text:p text:style-name="Standard"/>
      <text:p text:style-name="Standard"/>
      <text:p text:style-name="Standard"/>
      <text:p text:style-name="Standard"><text:tab/></text:p>
      <text:p text:style-name="P2">Système D'état du joueur <text:s/>:</text:p>
      <text:p text:style-name="Standard"/>
      <text:p text:style-name="Standard">Le joueur execute les ordre du joueur.</text:p>
      <text:p text:style-name="Standard">--&gt; Les ordres résulte en de multiple comportements : </text:p>
      <text:p text:style-name="Standard"><text:tab/>--&gt; le personnage se déplace vers sa cible</text:p>
      <text:p text:style-name="Standard"><text:tab/>--&gt; le personnage attaque / active <text:s/>. . . </text:p>
      <text:p text:style-name="Standard"/>
      <text:p text:style-name="Standard">A chaque frame, le personnage peut recevoir des ordre nouveaux du joueur. Executer le dernier ordre du joueur. </text:p>
      <text:p text:style-name="Standard">Les ordre du joueur amène le personnage à se retrouver dans certains états dans lesquels il execute des action.</text:p>
      <text:p text:style-name="Standard">--&gt; Notion d'état en cours<text:line-break/>--&gt; Notion de transition d'un état A, a un état B. </text:p>
      <text:p text:style-name="Standard"/>
      <text:p text:style-name="Standard"/>
      <text:p text:style-name="Standard"><text:tab/><text:tab/><text:tab/><text:span text:style-name="T4">Systeme De dommage :</text:span> </text:p>
      <text:p text:style-name="Standard"/>
      <text:p text:style-name="Standard">--&gt; Tous ce qu'on va tuer va avoir une methode OnTakeDamage.</text:p>
      <text:p text:style-name="Standard">Je peux en faire une moi meme. Mais semble qu'Unreal ait plein de trucs la dessus. </text:p>
      <text:p text:style-name="Standard"/>
      <text:p text:style-name="Standard"/>
      <text:p text:style-name="Standard">--&gt; Il existe un OnDamagePoint</text:p>
      <text:p text:style-name="Standard">--&gt; Il existe un OnDamageRadial. </text:p>
      <text:p text:style-name="Standard">--&gt; Il existe un OnDamage</text:p>
      <text:p text:style-name="Standard">Et les équivalents pour les appliquer sur un truc. </text:p>
      <text:p text:style-name="Standard"/>
      <text:p text:style-name="Standard">Question ouverte : </text:p>
      <text:p text:style-name="Standard">--&gt; Comment frapper à un endroit précis <text:s/>? (rig ect ... )</text:p>
      <text:p text:style-name="Standard"/>
      <text:p text:style-name="Standard"><text:tab/>Comment décider d'appliquer des dommages ? </text:p>
      <text:p text:style-name="Standard">--&gt; Solution 1 : getOverlapping : </text:p>
      <text:p text:style-name="Standard"><text:tab/>--&gt; Trouve les ennemis dans une box/capsule/sphere</text:p>
      <text:p text:style-name="Standard"><text:tab/>--&gt; leur applique des dommages (ou juste le plus proche d'entre eux). </text:p>
      <text:p text:style-name="Standard"><text:tab/>Comment localiser des dommages ? </text:p>
      <text:p text:style-name="Standard">--&gt; solution multiSphereTraceByChannel</text:p>
      <text:p text:style-name="Standard"><text:tab/>--&gt; Nous donne un point de collision pour pouvoir appliquer des dommages localisés. </text:p>
      <text:p text:style-name="Standard"/>
      <text:p text:style-name="Standard"/>
      <text:p text:style-name="Standard"/>
      <text:p text:style-name="P1"><text:span text:style-name="T4">Systeme d'attaque :</text:span> </text:p>
      <text:p text:style-name="Standard"/>
      <text:p text:style-name="Standard"><text:tab/>J'aimerais avoir :</text:p>
      <text:p text:style-name="Standard">Une attaque simple</text:p>
      <text:p text:style-name="Standard">Un système de combo. </text:p>
      <text:p text:style-name="Standard">La possiblité de changer d'arme. </text:p>
      <text:p text:style-name="Standard"><text:soft-page-break/></text:p>
      <text:p text:style-name="P3"><text:tab/>1 L'attaque simple :</text:p>
      <text:p text:style-name="Standard">Le joueur passe en mode attaque. Il ne reçois plus les inputs ? </text:p>
      <text:p text:style-name="Standard">On lance l'animation d'attaque. </text:p>
      <text:p text:style-name="Standard">On devrait pouvoir controller la vitesse de l'animation d'attaque.</text:p>
      <text:p text:style-name="Standard">A un moment choisit par un event de l'attaque, On calcule une collision et on applique les dommage. </text:p>
      <text:p text:style-name="Standard">Lorsque l'animation d'attaque est finie on est de nouveau libre.</text:p>
      <text:p text:style-name="Standard"/>
      <text:p text:style-name="Standard">Comment savoir que l'on attaque ?</text:p>
      <text:p text:style-name="Standard"><text:tab/>--&gt; J'ai visé quelqu'un et je suis à portée : </text:p>
      <text:p text:style-name="Standard"><text:tab/><text:tab/>--&gt; je lance l'attaque. </text:p>
      <text:p text:style-name="Standard"><text:tab/>--&gt; J'ai finit un coup</text:p>
      <text:p text:style-name="Standard"><text:tab/><text:tab/>--&gt; L'ennemi est mort.</text:p>
      <text:p text:style-name="Standard"><text:tab/><text:tab/>Ou</text:p>
      <text:p text:style-name="Standard"><text:tab/><text:tab/>--&gt; Je ne ne suis pas à portée d'un ennemi après un ordre pour l'attaquer. </text:p>
      <text:p text:style-name="Standard"/>
      <text:p text:style-name="Standard"/>
      <text:p text:style-name="P3"><text:tab/>2 Le système de combo : </text:p>
      <text:p text:style-name="Standard">--&gt; Le joueur dispose de plusieurs attaques de base avec des effets différents. </text:p>
      <text:p text:style-name="Standard"><text:tab/>--&gt; Un combo correspond à une suite d'attaques.</text:p>
      <text:p text:style-name="Standard"><text:tab/>--&gt; Chaques attaques est définie par un moment clef. <text:s/></text:p>
      <text:p text:style-name="Standard"><text:tab/>--&gt; Chaques attaques inflige des dégats différents. </text:p>
      <text:p text:style-name="Standard"><text:tab/>--&gt; Les attaques on des zones de dégats différents. </text:p>
      <text:p text:style-name="Standard"><text:tab/>--&gt; Certaines attaques peuvent avoir des effets supplémentaire (ex : Ejecter l'adversaire)</text:p>
      <text:p text:style-name="Standard">Lorsqu'une attaque est finie, si le joueur donne un nouvel ordre d'attaque dans un temps cours ( 0,2f)</text:p>
      <text:p text:style-name="Standard">Alors on passe à l'attaque suivante du combo. <text:line-break/>Si on fait l'attaque finale du combo, on repasse à l'attaque de base. </text:p>
      <text:p text:style-name="Standard"/>
      <text:p text:style-name="Standard"><text:tab/><text:span text:style-name="T2">Animation Combo :</text:span> </text:p>
      <text:p text:style-name="Standard">Je dois passer d'une attque à une autre. En blendant entre les attaques.</text:p>
      <text:p text:style-name="Standard"/>
      <text:p text:style-name="Standard"><text:tab/>Solution 1 Montage : </text:p>
      <text:p text:style-name="Standard">En utilisant des animation montage, il semble que je peux blend facilement les attaques entre elles. Mais je dois séparer chaque animations en la mettant dans un animation montage. </text:p>
      <text:p text:style-name="Standard">Mais je ne sais pas encore comment passer d'un montage à un autre. <text:line-break/>La logique serait dans l'animation_BP et il utiliserait des information de l'attaque. </text:p>
      <text:p text:style-name="Standard"/>
      <text:p text:style-name="Standard"><text:tab/>Solution 2 Full animation : </text:p>
      <text:p text:style-name="Standard">Je check si orderAttack est vrai. Si oui ET je ne suis pas déjà en train d'attaquer alors gate. </text:p>
      <text:p text:style-name="Standard"/>
      <text:p text:style-name="Standard"/>
      <text:p text:style-name="Standard">Je dois définir des règles de transition directement dans l'animatior. </text:p>
      <text:p text:style-name="Standard">Condition pour passer à l'animation suivante <text:s/>:</text:p>
      <text:p text:style-name="Standard"><text:tab/>--&gt; timeremaining &lt; 0,9</text:p>
      <text:p text:style-name="Standard"><text:tab/>--&gt; IsAttacking. </text:p>
      <text:p text:style-name="Standard"/>
      <text:p text:style-name="Standard"/>
      <text:p text:style-name="Standard"/>
      <text:p text:style-name="P3"><text:tab/>3 Changer d'arme / de stance : </text:p>
      <text:p text:style-name="Standard">--&gt; Correspond à une autres suite d'attaques. 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OU se situe le système d'attaque ? <text:line-break/>En gros, il y a les inputs. </text:p>
      <text:p text:style-name="Standard">Puis la state machine. </text:p>
      <text:p text:style-name="Standard">--&gt; Goto</text:p>
      <text:p text:style-name="Standard">--&gt; Attack</text:p>
      <text:p text:style-name="Standard"><text:tab/>--&gt; LauchAttack()</text:p>
      <text:p text:style-name="Standard"><text:tab/><text:tab/>--&gt; Lancer animation ( bool ? )</text:p>
      <text:p text:style-name="Standard"><text:tab/>--&gt; DuringAttack</text:p>
      <text:p text:style-name="Standard"><text:tab/><text:tab/>--&gt; event animation. ( attackFunction)</text:p>
      <text:p text:style-name="Standard"><text:tab/>--&gt; EndAttack</text:p>
      <text:p text:style-name="Standard"><text:tab/><text:tab/>--&gt; On redonne la man ( occupied = false). </text:p>
      <text:p text:style-name="Standard"/>
      <text:p text:style-name="Standard">Il va me falloir une indication de attack stop. </text:p>
      <text:p text:style-name="Standard"/>
      <text:p text:style-name="Standard"/>
      <text:p text:style-name="P1"><text:span text:style-name="T4">Pickable <text:s/>:</text:span> </text:p>
      <text:p text:style-name="Standard"/>
      <text:p text:style-name="Standard"><text:s/>Mes pickable vont être des objets au sol qui sont ramassable par le player. </text:p>
      <text:p text:style-name="Standard">--&gt; Soit il faut marche dessus : Heath</text:p>
      <text:p text:style-name="Standard">--&gt; Soit il faut le ramasser. Item.</text:p>
      <text:p text:style-name="Standard"/>
      <text:p text:style-name="Standard">Dans un cas il suffit d'avoir une action sur le joueur au moment de la colision. </text:p>
      <text:p text:style-name="Standard">Dans l'autre cas il va falloir que le joueur clique dessus s'approche et le ramasse. </text:p>
      <text:p text:style-name="Standard">Il y a alors une interaction au moment ou on ramasse. </text:p>
      <text:p text:style-name="Standard"><text:tab/>--&gt; Je dois détruire l'objet au sol .</text:p>
      <text:p text:style-name="Standard"><text:tab/>--&gt; transmettre l'information à l'inventaire : </text:p>
      <text:p text:style-name="Standard"><text:tab/><text:tab/>--&gt; On crée un item2d dans son inventaire. </text:p>
      <text:p text:style-name="Standard"><text:tab/><text:tab/>--&gt; Cet item2d contient les data de l'arme/équipement nécessaire. </text:p>
      <text:p text:style-name="Standard"/>
      <text:p text:style-name="Standard"/>
      <text:p text:style-name="Standard"/>
      <text:p text:style-name="Standard"/>
      <text:p text:style-name="P1"><text:span text:style-name="T4">Data System <text:s/>:</text:span> </text:p>
      <text:p text:style-name="Standard"/>
      <text:p text:style-name="Standard">Je vais avoir des items qui vont avoir une floppée de variables: </text:p>
      <text:p text:style-name="Standard"/>
      <text:p text:style-name="Standard"><text:tab/>Weapon : </text:p>
      <text:p text:style-name="Standard">--&gt; damage</text:p>
      <text:p text:style-name="Standard">--&gt; range</text:p>
      <text:p text:style-name="Standard">--&gt; combo Montage array</text:p>
      <text:p text:style-name="Standard">--&gt; isDistance</text:p>
      <text:p text:style-name="Standard">--&gt; SpecialAction array </text:p>
      <text:p text:style-name="Standard">--&gt; 2d assetRef</text:p>
      <text:p text:style-name="Standard">--&gt; 3d asserRef</text:p>
      <text:p text:style-name="Standard"/>
      <text:p text:style-name="Standard"><text:tab/>Soit je met toutes ces variables directement dans la classe weapon qui herite de item</text:p>
      <text:p text:style-name="Standard"><text:tab/><text:tab/>--&gt; je peux créer plein de blueprint class qui héritent de weapon</text:p>
      <text:p text:style-name="Standard"><text:soft-page-break/><text:tab/><text:tab/>Et remplir leur valeur par défaults.</text:p>
      <text:p text:style-name="Standard"><text:tab/><text:tab/>Mais cela semble être un gachis de place. </text:p>
      <text:p text:style-name="Standard"><text:tab/>Soit ma classe item2d contient une structure/classe de données qui sont des <text:span text:style-name="T5">UDataAsset</text:span> </text:p>
      <text:p text:style-name="Standard"><text:s/></text:p>
      <text:p text:style-name="Standard">--&gt; je vais vouloir créer des armes posées sur le terrain. <text:line-break/><text:tab/>--&gt; Item3dObject qui contient les data necessaires.</text:p>
      <text:p text:style-name="Standard">--&gt; Des armes déjà présentes dans l'inventaire.</text:p>
      <text:p text:style-name="Standard"/>
      <text:p text:style-name="Standard"><text:tab/>Je vais avoir besoin d'une Factory qui peut créer n'importe quel type d'item pour les faire spawner la ou je veux. <text:s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Helvetica" svg:font-family="Helvetica, Arial, Verdan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3H37M5S</meta:editing-duration>
    <meta:editing-cycles>181</meta:editing-cycles>
    <meta:generator>OpenOffice/4.1.3$Win32 OpenOffice.org_project/413m1$Build-9783</meta:generator>
    <dc:date>2018-03-04T22:06:28.15</dc:date>
    <meta:document-statistic meta:table-count="0" meta:image-count="0" meta:object-count="0" meta:page-count="6" meta:paragraph-count="177" meta:word-count="1420" meta:character-count="7687"/>
    <meta:user-defined meta:name="Info 1"/>
    <meta:user-defined meta:name="Info 2"/>
    <meta:user-defined meta:name="Info 3"/>
    <meta:user-defined meta:name="Info 4"/>
  </office:meta>
</office:document-meta>
</file>